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2.45cm" fo:min-width="9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66ff66" draw:textarea-horizontal-align="justify" draw:textarea-vertical-align="middle" draw:auto-grow-height="false" fo:min-height="1.15cm" fo:min-width="3.5cm"/>
    </style:style>
    <style:style style:name="gr4" style:family="graphic" style:parent-style-name="standard">
      <style:graphic-properties draw:fill-color="#66ff66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0.472cm" fo:min-width="2.322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472cm" fo:min-width="2.322cm" draw:shadow="hidden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742cm" fo:min-width="2.392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cc00"/>
      <style:paragraph-properties fo:margin-left="0cm" fo:margin-right="0cm" fo:text-align="center" fo:text-indent="0cm"/>
      <style:text-properties style:text-position="0% 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0cm" svg:height="2.7cm" svg:x="5.2cm" svg:y="1.3cm">
          <text:p text:style-name="P1">Projeto: Ficha Limpa</text:p>
          <draw:enhanced-geometry svg:viewBox="0 0 21600 21600" draw:type="rectangle" draw:enhanced-path="M 0 0 L 21600 0 21600 21600 0 21600 0 0 Z N"/>
        </draw:custom-shape>
        <draw:line draw:style-name="gr2" draw:text-style-name="P3" xml:id="id1" draw:id="id1" draw:layer="layout" svg:x1="3.5cm" svg:y1="5cm" svg:x2="17.4cm" svg:y2="5cm">
          <text:p/>
        </draw:line>
        <draw:line draw:style-name="gr2" draw:text-style-name="P3" draw:layer="layout" svg:x1="10.1cm" svg:y1="4cm" svg:x2="10.1cm" svg:y2="5cm">
          <text:p/>
        </draw:line>
        <draw:custom-shape draw:style-name="gr3" draw:text-style-name="P4" xml:id="id2" draw:id="id2" draw:layer="layout" svg:width="4cm" svg:height="1.4cm" svg:x="1.5cm" svg:y="5.7cm">
          <text:p text:style-name="P1">Planejamento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5cm" svg:y1="5cm" svg:x2="3.5cm" svg:y2="5.7cm" draw:start-shape="id1" draw:start-glue-point="3" draw:end-shape="id2" draw:end-glue-point="0" svg:d="M3500 5000v700" svg:viewBox="0 0 1 701">
          <text:p/>
        </draw:connector>
        <draw:custom-shape draw:style-name="gr3" draw:text-style-name="P4" draw:layer="layout" svg:width="4cm" svg:height="1.4cm" svg:x="6.1cm" svg:y="5.7cm">
          <text:p text:style-name="P1">Elaboraçã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.4cm" svg:x="10.8cm" svg:y="5.7cm">
          <text:p text:style-name="P1">Construção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2cm" svg:height="1.4cm" svg:x="15.3cm" svg:y="5.7cm">
          <text:p text:style-name="P1">Encerrament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cm" svg:y1="5cm" svg:x2="8cm" svg:y2="5.7cm">
          <text:p/>
        </draw:line>
        <draw:line draw:style-name="gr2" draw:text-style-name="P3" draw:layer="layout" svg:x1="12.7cm" svg:y1="5cm" svg:x2="12.7cm" svg:y2="5.6cm">
          <text:p/>
        </draw:line>
        <draw:connector draw:style-name="gr2" draw:text-style-name="P3" draw:layer="layout" draw:type="line" svg:x1="17.4cm" svg:y1="5cm" svg:x2="17.4cm" svg:y2="5.7cm" draw:start-shape="id1" draw:start-glue-point="1" draw:end-shape="id3" draw:end-glue-point="0" svg:d="M17400 5000v700" svg:viewBox="0 0 1 701">
          <text:p/>
        </draw:connector>
        <draw:custom-shape draw:style-name="gr5" draw:text-style-name="P5" draw:layer="layout" svg:width="2.9cm" svg:height="0.8cm" svg:x="2.4cm" svg:y="7.5cm">
          <text:p text:style-name="P1"><text:span text:style-name="T1">Termo de </text:span></text:p>
          <text:p text:style-name="P1"><text:span text:style-name="T1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cm" svg:y1="7.1cm" svg:x2="1.8cm" svg:y2="11.2cm">
          <text:p/>
        </draw:line>
        <draw:line draw:style-name="gr2" draw:text-style-name="P3" draw:layer="layout" svg:x1="1.8cm" svg:y1="7.9cm" svg:x2="2.4cm" svg:y2="7.9cm">
          <text:p/>
        </draw:line>
        <draw:custom-shape draw:style-name="gr5" draw:text-style-name="P5" draw:layer="layout" svg:width="2.9cm" svg:height="0.8cm" svg:x="2.4cm" svg:y="9.7cm">
          <text:p text:style-name="P1"><text:span text:style-name="T1">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02cm" svg:y1="10.102cm" svg:x2="2.402cm" svg:y2="10.102cm">
          <text:p/>
        </draw:line>
        <draw:custom-shape draw:style-name="gr5" draw:text-style-name="P5" draw:layer="layout" svg:width="2.9cm" svg:height="0.8cm" svg:x="2.403cm" svg:y="10.803cm">
          <text:p text:style-name="P1"><text:span text:style-name="T1">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03cm" svg:y1="11.203cm" svg:x2="2.403cm" svg:y2="11.203cm">
          <text:p/>
        </draw:line>
        <draw:custom-shape draw:style-name="gr5" draw:text-style-name="P5" draw:layer="layout" svg:width="2.9cm" svg:height="0.8cm" svg:x="2.4cm" svg:y="8.6cm">
          <text:p text:style-name="P1"><text:span text:style-name="T1">Contra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8cm" svg:y1="9cm" svg:x2="2.4cm" svg:y2="9cm">
          <text:p/>
        </draw:line>
        <draw:custom-shape draw:style-name="gr6" draw:text-style-name="P7" draw:layer="layout" svg:width="2.9cm" svg:height="0.8cm" svg:x="7.201cm" svg:y="7.501cm">
          <text:p text:style-name="P6"><text:span text:style-name="T2">Documentação</text:span></text:p>
          <text:p text:style-name="P6"><text:span text:style-name="T2"><text:s/></text:span><text:span text:style-name="T2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1cm" svg:y1="7.901cm" svg:x2="7.201cm" svg:y2="7.901cm">
          <text:p/>
        </draw:line>
        <draw:custom-shape draw:style-name="gr5" draw:text-style-name="P5" draw:layer="layout" svg:width="2.9cm" svg:height="0.8cm" svg:x="7.202cm" svg:y="8.602cm">
          <text:p text:style-name="P1"><text:span text:style-name="T1">Análise de </text:span></text:p>
          <text:p text:style-name="P1"><text:span text:style-name="T1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2cm" svg:y1="9.002cm" svg:x2="7.202cm" svg:y2="9.002cm">
          <text:p/>
        </draw:line>
        <draw:custom-shape draw:style-name="gr5" draw:text-style-name="P5" draw:layer="layout" svg:width="2.9cm" svg:height="0.8cm" svg:x="7.203cm" svg:y="9.703cm">
          <text:p text:style-name="P1"><text:span text:style-name="T1">Validação de</text:span></text:p>
          <text:p text:style-name="P1"><text:span text:style-name="T1"><text:s/></text:span><text:span text:style-name="T1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603cm" svg:y1="10.103cm" svg:x2="7.203cm" svg:y2="10.103cm">
          <text:p/>
        </draw:line>
        <draw:custom-shape draw:style-name="gr7" draw:text-style-name="P5" draw:layer="layout" svg:width="2.998cm" svg:height="1.098cm" svg:x="11.902cm" svg:y="7.3cm">
          <text:p text:style-name="P1"><text:span text:style-name="T1">Preparação do </text:span></text:p>
          <text:p text:style-name="P1"><text:span text:style-name="T1">ambiente de </text:span></text:p>
          <text:p text:style-name="P1"><text:span text:style-name="T1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2cm" svg:y1="7.902cm" svg:x2="11.902cm" svg:y2="7.902cm">
          <text:p/>
        </draw:line>
        <draw:custom-shape draw:style-name="gr5" draw:text-style-name="P5" draw:layer="layout" svg:width="2.9cm" svg:height="0.8cm" svg:x="11.903cm" svg:y="8.603cm">
          <text:p text:style-name="P1"><text:span text:style-name="T1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3cm" svg:y1="9.003cm" svg:x2="11.903cm" svg:y2="9.003cm">
          <text:p/>
        </draw:line>
        <draw:custom-shape draw:style-name="gr5" draw:text-style-name="P5" draw:layer="layout" svg:width="2.9cm" svg:height="0.8cm" svg:x="11.904cm" svg:y="9.704cm">
          <text:p text:style-name="P1"><text:span text:style-name="T1">Te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4cm" svg:y1="10.104cm" svg:x2="11.904cm" svg:y2="10.104cm">
          <text:p/>
        </draw:line>
        <draw:custom-shape draw:style-name="gr5" draw:text-style-name="P5" draw:layer="layout" svg:width="2.9cm" svg:height="0.8cm" svg:x="11.905cm" svg:y="10.805cm">
          <text:p text:style-name="P1"><text:span text:style-name="T1">Validação do </text:span></text:p>
          <text:p text:style-name="P1"><text:span text:style-name="T1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5cm" svg:y1="11.205cm" svg:x2="11.905cm" svg:y2="11.205cm">
          <text:p/>
        </draw:line>
        <draw:custom-shape draw:style-name="gr5" draw:text-style-name="P5" draw:layer="layout" svg:width="2.9cm" svg:height="0.8cm" svg:x="11.906cm" svg:y="11.906cm">
          <text:p text:style-name="P1"><text:span text:style-name="T1">Implemen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1.306cm" svg:y1="12.306cm" svg:x2="11.906cm" svg:y2="12.306cm">
          <text:p/>
        </draw:line>
        <draw:custom-shape draw:style-name="gr5" draw:text-style-name="P5" draw:layer="layout" svg:width="2.9cm" svg:height="0.8cm" svg:x="16.503cm" svg:y="7.503cm">
          <text:p text:style-name="P1"><text:span text:style-name="T1">Relatóri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3cm" svg:y1="7.903cm" svg:x2="16.503cm" svg:y2="7.903cm">
          <text:p/>
        </draw:line>
        <draw:custom-shape draw:style-name="gr5" draw:text-style-name="P5" draw:layer="layout" svg:width="2.9cm" svg:height="0.8cm" svg:x="16.504cm" svg:y="8.604cm">
          <text:p text:style-name="P1"><text:span text:style-name="T1">Feedback do </text:span></text:p>
          <text:p text:style-name="P1"><text:span text:style-name="T1">público al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4cm" svg:y1="9.004cm" svg:x2="16.504cm" svg:y2="9.004cm">
          <text:p/>
        </draw:line>
        <draw:custom-shape draw:style-name="gr5" draw:text-style-name="P5" draw:layer="layout" svg:width="2.9cm" svg:height="0.8cm" svg:x="16.505cm" svg:y="9.705cm">
          <text:p text:style-name="P1"><text:span text:style-name="T1">Validação do </text:span></text:p>
          <text:p text:style-name="P1"><text:span text:style-name="T1">produt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905cm" svg:y1="10.105cm" svg:x2="16.505cm" svg:y2="10.105cm">
          <text:p/>
        </draw:line>
        <draw:line draw:style-name="gr2" draw:text-style-name="P3" draw:layer="layout" svg:x1="6.6cm" svg:y1="7.1cm" svg:x2="6.6cm" svg:y2="10.1cm">
          <text:p/>
        </draw:line>
        <draw:line draw:style-name="gr2" draw:text-style-name="P3" draw:layer="layout" svg:x1="11.3cm" svg:y1="7.1cm" svg:x2="11.3cm" svg:y2="12.3cm">
          <text:p/>
        </draw:line>
        <draw:line draw:style-name="gr2" draw:text-style-name="P3" draw:layer="layout" svg:x1="15.9cm" svg:y1="7.1cm" svg:x2="15.9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8:18:40.770504616</meta:creation-date>
    <dc:date>2018-03-21T10:53:57.467000000</dc:date>
    <meta:editing-duration>PT25M18S</meta:editing-duration>
    <meta:editing-cycles>4</meta:editing-cycles>
    <meta:generator>LibreOffice/6.0.1.1$Windows_X86_64 LibreOffice_project/60bfb1526849283ce2491346ed2aa51c465abfe6</meta:generator>
    <meta:document-statistic meta:object-count="45"/>
  </office:meta>
</office:document-meta>
</file>